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Ubuntu" svg:font-family="Ubuntu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333333" style:font-name="Ubuntu" fo:font-size="8.39999961853027pt" fo:letter-spacing="normal" fo:font-style="normal" fo:font-weight="normal" style:font-style-asian="italic" style:font-style-complex="italic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style:font-name="Ubuntu" fo:font-size="8.39999961853027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style:font-name="Ubuntu" fo:font-size="10.8000001907349pt" fo:letter-spacing="normal" fo:font-style="normal" fo:font-weight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7" style:family="paragraph" style:parent-style-name="Text_20_body">
      <style:paragraph-properties fo:margin-left="0in" fo:margin-right="0in" style:line-height-at-least="0.2083in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officeooo:rsid="00068717" officeooo:paragraph-rsid="00068717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officeooo:rsid="0006a3f3" officeooo:paragraph-rsid="0006a3f3"/>
    </style:style>
    <style:style style:name="T1" style:family="text">
      <style:text-properties fo:font-variant="normal" fo:text-transform="none" fo:color="#333333" style:font-name="Ubuntu" fo:font-size="8.39999961853027pt" fo:letter-spacing="normal" fo:font-style="normal" fo:font-weight="normal"/>
    </style:style>
    <style:style style:name="T2" style:family="text">
      <style:text-properties fo:font-variant="normal" fo:text-transform="none" fo:color="#333333" style:font-name="Ubuntu" fo:font-size="10.8000001907349pt" fo:letter-spacing="normal" fo:font-style="normal" fo:font-weight="normal"/>
    </style:style>
    <style:style style:name="T3" style:family="text">
      <style:text-properties fo:font-variant="normal" fo:text-transform="none" fo:color="#3e9c67" style:font-name="Ubuntu" fo:font-size="10.8000001907349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3e9c67" style:text-line-through-style="none" style:text-line-through-type="none" style:font-name="Ubuntu" fo:font-size="10.8000001907349pt" fo:letter-spacing="normal" fo:font-style="normal" style:text-underline-style="none" fo:font-weight="normal" style:text-blinking="false" fo:background-color="#ffffff" loext:char-shading-value="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iespodziewanie wydarzenie</text:p>
      <text:p text:style-name="P6"> </text:p>
      <text:p text:style-name="P4">Pewnego dnia wieczorem odrabiałem lekcje, kiedy nagle zgasło światło.</text:p>
      <text:p text:style-name="P4">-No i po co oni ten prąd wyłączają? - powiedziałem w całkowitej ciszy i ciemności.</text:p>
      <text:p text:style-name="P4">Było bardzo ciemno, latarnie na dworze zgasły, nagle czuć tylko chłód, wilgoć.</text:p>
      <text:p text:style-name="P4">Przez okno dostrzegam kontur jakiejś budowli, jest to zamek.</text:p>
      <text:p text:style-name="P4">Kontury stają się co raz bardziej wyraziste. Robi się jaśniej, nagle, nie dowierzam.</text:p>
      <text:p text:style-name="P4">-Niemożliwe! - powiedziałem.</text:p>
      <text:p text:style-name="P5">-Przecież tak wyglądał zamek z „Zemsty”, tak sobie go wyobraziłem.</text:p>
      <text:p text:style-name="P4">Był identyczny do tego z mojej wyobraźni.</text:p>
      <text:p text:style-name="P4">Zamek stał na wzgórku, dookoła pola, lasy, zagajniki, rzeczki, mosty, drogi i dróżki.</text:p>
      <text:p text:style-name="P4">Forteca góruje nad włościami w pobliżu. Dziedziniec cały przykryty trawą. Na dziedzińcu stoi mur, jakby dzielił go na dwie części. Wysoki na trzy metry, szeroki na półtora. Siedziałem na nim.</text:p>
      <text:p text:style-name="P4">Była widoczna dziura na jego środku.</text:p>
      <text:p text:style-name="P4">Po lewej stronie muru stoi niski i tęgi mężczyzna z wąsem w podeszłym wieku. Ubiór sugeruje, że jest to szlachcic, na głowie kołpak z bażancim piórem, na ramionach kontusz, ma nawet pas z kabaretką.</text:p>
      <text:p text:style-name="P4">Poniżej pasa pończochy i spodnie, tzw. hajdawery, przykryte sięgającym za kolana żupanem.</text:p>
      <text:p text:style-name="P4">Na nogach lejce.</text:p>
      <text:p text:style-name="P4">Po prawej zaś stronie, również stoi mężczyzna, ale wysoki i szczupły.</text:p>
      <text:p text:style-name="P4">Ubrany bardzo podobnie do wcześniej opisanego, jedyną różnicą jest kolor stroju i jego rozmiar.</text:p>
      <text:p text:style-name="P4">Po chwili zastanowienia, uświadomiłem sobie, że to Cześnik Raptusiewicz i Rejent Milczek.</text:p>
      <text:p text:style-name="P4">Tak jak było opisane w książce kłócili się o wyrwę w ścianie, która była między nimi.</text:p>
      <text:p text:style-name="P4">Raptusiewicz w kłótni pokazuje, że jest zawzięty, raptowny, porywczy i gwałtowny. Ma tendencję do nadużywania zwrotu grzecznościowego „Mocium panie”. Milczek jakby był kompletnym przeciwieństwem, ponieważ był flegmatyczny, spokojny, zrównoważony, elokwentny ale również skryty i małomówny.</text:p>
      <text:p text:style-name="P4"><text:soft-page-break/>Obaj panowie stali naprzeciw siebie patrząc przez otwór na twarz rywala i kłócąc się grozili czego to oni magą albo nie mogą zrobić żeby tylko uprzykrzyć drugiemu życie.</text:p>
      <text:p text:style-name="P4">Po kilku chwilach Cześnik wyjmuje dubeltówkę i grozi że zabije Rejenta, ale jak ma to zrobić kiedy Milczek trzyma w ręce rewolwer i mierzy w swojego przeciwnika.</text:p>
      <text:p text:style-name="P7"><text:span text:style-name="T1">BUM… Obie bronie wypalają i trafiają prosto w </text:span><text:a xlink:type="simple" xlink:href="https://www.bryk.pl/slowniki/slownik-symboli-literackich/101672-serce" office:target-frame-name="_blank" xlink:show="new" text:style-name="Internet_20_link" text:visited-style-name="Visited_20_Internet_20_Link"><text:span text:style-name="T3">serce</text:span></text:a><text:span text:style-name="T1">, ciała upadają na miękką trawę.</text:span></text:p>
      <text:p text:style-name="P4">Kłęby dymu unoszą się do góry odsłaniając niebywały obraz.</text:p>
      <text:p text:style-name="P4">Obaj jegomoście żyją i mają się całkiem dobrze, wstają podają sobie ręce i wracają do zamku.</text:p>
      <text:p text:style-name="P4">Dry, dry! Dzwoni budzik w telefonie znajdującym na stole, tuż koło mojej głowy leżącej na zeszytach i podręcznikach.</text:p>
      <text:p text:style-name="P4">-Co to było?! - powiedziałem wstając z fotela i zbierając się do szkoły.</text:p>
      <text:p text:style-name="P9">(z bryk.pl)</text:p>
      <text:p text:style-name="P8"><text:tab/><text:tab/><text:tab/><text:tab/><text:tab/>Konrad Maciejczy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Ubuntu" svg:font-family="Ubuntu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obert </meta:initial-creator>
    <meta:creation-date>2012-04-03T09:54:47</meta:creation-date>
    <dc:date>2020-11-21T22:53:50.657000000</dc:date>
    <meta:editing-duration>PT10M39S</meta:editing-duration>
    <meta:editing-cycles>8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30" meta:word-count="395" meta:character-count="2561" meta:non-whitespace-character-count="2189"/>
  </office:meta>
</office:document-meta>
</file>